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sa SemiBold" svg:font-family="'Rasa SemiBold'" style:font-pitch="variable"/>
  </office:font-face-decls>
  <office:automatic-styles>
    <style:style style:name="P1" style:family="paragraph" style:parent-style-name="Standard" style:list-style-name="L1">
      <style:text-properties officeooo:rsid="000eb0a2" officeooo:paragraph-rsid="000eb0a2"/>
    </style:style>
    <style:style style:name="P2" style:family="paragraph" style:parent-style-name="Standard">
      <style:text-properties style:font-name="Rasa SemiBold" fo:font-size="28pt" officeooo:rsid="000eb0a2" officeooo:paragraph-rsid="000eb0a2" style:font-size-asian="28pt" style:font-size-complex="28pt"/>
    </style:style>
    <style:style style:name="P3" style:family="paragraph" style:parent-style-name="Standard">
      <style:text-properties style:font-name="Rasa SemiBold" fo:font-size="28pt" officeooo:rsid="000eb0a2" officeooo:paragraph-rsid="00119578" style:font-size-asian="28pt" style:font-size-complex="28pt"/>
    </style:style>
    <style:style style:name="P4" style:family="paragraph" style:parent-style-name="Standard" style:list-style-name="L1">
      <style:text-properties officeooo:paragraph-rsid="000eb0a2"/>
    </style:style>
    <style:style style:name="P5" style:family="paragraph" style:parent-style-name="Standard" style:list-style-name="L1">
      <style:text-properties style:font-name="Abyssinica SIL" fo:font-size="16pt" fo:font-weight="normal" officeooo:rsid="000eb0a2" officeooo:paragraph-rsid="000eb0a2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text-properties style:font-name="Abyssinica SIL" fo:font-size="16pt" fo:font-weight="normal" officeooo:rsid="000fdd0d" officeooo:paragraph-rsid="000fdd0d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text-properties style:font-name="Abyssinica SIL" fo:font-size="16pt" fo:font-weight="normal" officeooo:rsid="0010da44" officeooo:paragraph-rsid="0010da44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text-properties style:font-name="Abyssinica SIL" fo:font-size="16pt" fo:font-weight="normal" officeooo:paragraph-rsid="0010da44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text-properties style:font-name="Abyssinica SIL" fo:font-size="16pt" fo:font-style="normal" fo:font-weight="normal" officeooo:rsid="000fdd0d" officeooo:paragraph-rsid="0010da44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style:font-name="Abyssinica SIL" fo:font-size="16pt" fo:font-style="normal" fo:font-weight="normal" officeooo:rsid="000fdd0d" officeooo:paragraph-rsid="0010da44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font-name="Abyssinica SIL" fo:font-size="16pt" fo:font-style="normal" fo:font-weight="bold" officeooo:rsid="0010da44" officeooo:paragraph-rsid="0010da44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text-properties style:font-name="Abyssinica SIL" fo:font-size="26pt" fo:font-style="normal" fo:font-weight="bold" officeooo:rsid="0010da44" officeooo:paragraph-rsid="0010da44" style:font-size-asian="26pt" style:font-style-asian="normal" style:font-weight-asian="bold" style:font-size-complex="26pt" style:font-style-complex="normal" style:font-weight-complex="bold"/>
    </style:style>
    <style:style style:name="P13" style:family="paragraph" style:parent-style-name="Standard">
      <style:text-properties officeooo:paragraph-rsid="0010da44"/>
    </style:style>
    <style:style style:name="P14" style:family="paragraph" style:parent-style-name="Standard">
      <style:text-properties fo:font-size="16pt" officeooo:paragraph-rsid="0010da44" style:font-size-asian="16pt" style:font-size-complex="16pt"/>
    </style:style>
    <style:style style:name="T1" style:family="text">
      <style:text-properties style:font-name="Abyssinica SIL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byssinica SIL" fo:font-size="16pt" fo:font-weight="bold" officeooo:rsid="000eb0a2" style:font-size-asian="16pt" style:font-weight-asian="bold" style:font-size-complex="16pt" style:font-weight-complex="bold"/>
    </style:style>
    <style:style style:name="T3" style:family="text">
      <style:text-properties style:font-name="Abyssinica SIL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Abyssinica SIL" fo:font-size="16pt" fo:font-weight="normal" officeooo:rsid="0015aed9" style:font-size-asian="16pt" style:font-weight-asian="normal" style:font-size-complex="16pt" style:font-weight-complex="normal"/>
    </style:style>
    <style:style style:name="T5" style:family="text">
      <style:text-properties style:font-name="Abyssinica SIL" fo:font-size="16pt" fo:font-weight="normal" officeooo:rsid="000fdd0d" style:font-size-asian="16pt" style:font-weight-asian="normal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fdd0d"/>
    </style:style>
    <style:style style:name="T11" style:family="text">
      <style:text-properties officeooo:rsid="0010da44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 text:c="25"/>Git Commands</text:p>
      <text:p text:style-name="P3"/>
      <text:list xml:id="list3376658864" text:style-name="L1">
        <text:list-item>
          <text:p text:style-name="P1"><text:span text:style-name="T1">init –</text:span><text:span text:style-name="T3"> to initialize a new git repository </text:span><text:span text:style-name="T4">(.git)</text:span></text:p>
        </text:list-item>
        <text:list-item>
          <text:p text:style-name="P5"><text:span text:style-name="T9">status – </text:span>check the current status of the git repository</text:p>
        </text:list-item>
        <text:list-item>
          <text:p text:style-name="P4"><text:span text:style-name="T2">commit - </text:span><text:span text:style-name="T3">keep track of our progress and changes as w</text:span><text:span text:style-name="T5">e </text:span><text:span text:style-name="T3">work</text:span></text:p>
        </text:list-item>
        <text:list-item>
          <text:p text:style-name="P5"><text:span text:style-name="T9">log </text:span>– <text:span text:style-name="T10">displays commit snapshot</text:span></text:p>
        </text:list-item>
        <text:list-item>
          <text:p text:style-name="P6"><text:span text:style-name="T9">add – </text:span>to add the file to the repository</text:p>
        </text:list-item>
        <text:list-item>
          <text:p text:style-name="P6"><text:span text:style-name="T9">checkout </text:span>- to switch branches ,check commit snapshot</text:p>
        </text:list-item>
        <text:list-item>
          <text:p text:style-name="P6"><text:span text:style-name="T9">reset -</text:span> to reset current HEAD to a specific state or previous <text:s/>Head</text:p>
        </text:list-item>
        <text:list-item>
          <text:p text:style-name="P6"><text:span text:style-name="T9">branch -</text:span> to display or list, create or delete branches</text:p>
        </text:list-item>
        <text:list-item>
          <text:p text:style-name="P6"><text:span text:style-name="T9">merge </text:span>– to join two or more histories/<text:span text:style-name="T11">branches </text:span>together</text:p>
        </text:list-item>
        <text:list-item>
          <text:p text:style-name="P7"><text:span text:style-name="T9">cherry-pick</text:span> - used to selectively pick any file</text:p>
        </text:list-item>
        <text:list-item>
          <text:p text:style-name="P7"><text:span text:style-name="T9">diff</text:span>– to show the difference between commits and branches</text:p>
        </text:list-item>
        <text:list-item>
          <text:p text:style-name="P7"><text:span text:style-name="T9">clone </text:span>- used to move a file or a directory form one location to <text:span text:style-name="T14">another. Make a copy of project</text:span></text:p>
        </text:list-item>
        <text:list-item>
          <text:p text:style-name="P9"><text:span text:style-name="T9">fetch -</text:span> used to <text:span text:style-name="T11">fetch/</text:span>download from another repository</text:p>
        </text:list-item>
        <text:list-item>
          <text:p text:style-name="P9"><text:span text:style-name="T9">pull -</text:span> used to fetch and <text:span text:style-name="T11">merge</text:span> with another repository or another branch.</text:p>
        </text:list-item>
        <text:list-item>
          <text:p text:style-name="P9"><text:span text:style-name="T9"><text:s/>push -</text:span> used to update <text:span text:style-name="T11">to server</text:span></text:p>
        </text:list-item>
        <text:list-item>
          <text:p text:style-name="P9"><text:span text:style-name="T9"><text:s/>rebase - </text:span>used to transform non-linear history to linear history</text:p>
        </text:list-item>
        <text:list-item>
          <text:p text:style-name="P9"><text:span text:style-name="T9">remote - </text:span>used to manage set of tracked repositories</text:p>
        </text:list-item>
        <text:list-item>
          <text:p text:style-name="P8"><text:span text:style-name="T9">reflog –</text:span> used to get details about all commits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<text:s text:c="13"/>GIT Keywords</text:p>
      <text:p text:style-name="P12"/>
      <text:p text:style-name="P13">• <text:span text:style-name="T7">IGNORE</text:span><text:span text:style-name="T6"> – to inform git that some files or folders should not be backed <text:s/>up and to ignorethem</text:span></text:p>
      <text:p text:style-name="P14">• <text:span text:style-name="T9">SNAPSHOT</text:span> – complete project information in each commit</text:p>
      <text:p text:style-name="P14">• <text:span text:style-name="T9">CONFLICT</text:span> – keyword for manual merging of files by the user</text:p>
      <text:p text:style-name="P11">• HEAD <text:span text:style-name="T8">– represents currently selected snapsho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sa SemiBold" svg:font-family="'Rasa Semi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7:43:25.747405240</meta:creation-date>
    <dc:date>2024-05-17T18:17:51.972435576</dc:date>
    <meta:editing-duration>PT2M3S</meta:editing-duration>
    <meta:editing-cycles>1</meta:editing-cycles>
    <meta:document-statistic meta:table-count="0" meta:image-count="0" meta:object-count="0" meta:page-count="2" meta:paragraph-count="24" meta:word-count="237" meta:character-count="1314" meta:non-whitespace-character-count="1067"/>
    <meta:generator>LibreOffice/7.3.7.2$Linux_X86_64 LibreOffice_project/30$Build-2</meta:generator>
  </office:meta>
</office:document-meta>
</file>